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00522041" calcext:value-type="float">
            <text:p>31,00522041</text:p>
          </table:table-cell>
          <table:table-cell office:value-type="float" office:value="5.190837877E-026" calcext:value-type="float">
            <text:p>5,19E-026</text:p>
          </table:table-cell>
          <table:table-cell office:value-type="float" office:value="3.616653919" calcext:value-type="float">
            <text:p>3,616653919</text:p>
          </table:table-cell>
          <table:table-cell table:style-name="ce2" table:formula="of:=([.E3]-[.E2])/[.E2]" office:value-type="float" office:value="0.00823069426450352" calcext:value-type="float">
            <text:p>0,00823069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953" calcext:value-type="float">
            <text:p>32953</text:p>
          </table:table-cell>
          <table:table-cell office:value-type="float" office:value="36.31076431" calcext:value-type="float">
            <text:p>36,31076431</text:p>
          </table:table-cell>
          <table:table-cell office:value-type="float" office:value="1.730838112E-020" calcext:value-type="float">
            <text:p>1,73E-020</text:p>
          </table:table-cell>
          <table:table-cell office:value-type="float" office:value="2.641885757" calcext:value-type="float">
            <text:p>2,64188575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953" calcext:value-type="float">
            <text:p>32953</text:p>
          </table:table-cell>
          <table:table-cell office:value-type="float" office:value="41.82341385" calcext:value-type="float">
            <text:p>41,82341385</text:p>
          </table:table-cell>
          <table:table-cell office:value-type="float" office:value="3.36332768E-020" calcext:value-type="float">
            <text:p>3,36E-020</text:p>
          </table:table-cell>
          <table:table-cell office:value-type="float" office:value="2.648612022" calcext:value-type="float">
            <text:p>2,648612022</text:p>
          </table:table-cell>
          <table:table-cell table:formula="of:=([.E5]-[.E4])/[.E4]" office:value-type="float" office:value="0.00254600903244136" calcext:value-type="float">
            <text:p>0,0025460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172" calcext:value-type="float">
            <text:p>33172</text:p>
          </table:table-cell>
          <table:table-cell office:value-type="float" office:value="42.97436523" calcext:value-type="float">
            <text:p>42,97436523</text:p>
          </table:table-cell>
          <table:table-cell office:value-type="float" office:value="7.397724372E-018" calcext:value-type="float">
            <text:p>7,40E-018</text:p>
          </table:table-cell>
          <table:table-cell office:value-type="float" office:value="2.175410271" calcext:value-type="float">
            <text:p>2,17541027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172" calcext:value-type="float">
            <text:p>33172</text:p>
          </table:table-cell>
          <table:table-cell office:value-type="float" office:value="50.25030136" calcext:value-type="float">
            <text:p>50,25030136</text:p>
          </table:table-cell>
          <table:table-cell office:value-type="float" office:value="5.134761289E-018" calcext:value-type="float">
            <text:p>5,13E-018</text:p>
          </table:table-cell>
          <table:table-cell office:value-type="float" office:value="2.178886175" calcext:value-type="float">
            <text:p>2,178886175</text:p>
          </table:table-cell>
          <table:table-cell table:style-name="ce3" table:formula="of:=([.E7]-[.E6])/[.E6]" office:value-type="float" office:value="0.00159781538514216" calcext:value-type="float">
            <text:p>0,00159781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69" calcext:value-type="float">
            <text:p>33369</text:p>
          </table:table-cell>
          <table:table-cell office:value-type="float" office:value="48.50866699" calcext:value-type="float">
            <text:p>48,50866699</text:p>
          </table:table-cell>
          <table:table-cell office:value-type="float" office:value="9.080801999E-016" calcext:value-type="float">
            <text:p>9,08E-016</text:p>
          </table:table-cell>
          <table:table-cell office:value-type="float" office:value="1.8808707" calcext:value-type="float">
            <text:p>1,880870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69" calcext:value-type="float">
            <text:p>33369</text:p>
          </table:table-cell>
          <table:table-cell office:value-type="float" office:value="51.74888229" calcext:value-type="float">
            <text:p>51,74888229</text:p>
          </table:table-cell>
          <table:table-cell office:value-type="float" office:value="2.777434534E-016" calcext:value-type="float">
            <text:p>2,78E-016</text:p>
          </table:table-cell>
          <table:table-cell office:value-type="float" office:value="1.88310957" calcext:value-type="float">
            <text:p>1,88310957</text:p>
          </table:table-cell>
          <table:table-cell table:style-name="ce3" table:formula="of:=([.E9]-[.E8])/[.E8]" office:value-type="float" office:value="0.00119033700721693" calcext:value-type="float">
            <text:p>0,0011903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23" calcext:value-type="float">
            <text:p>33523</text:p>
          </table:table-cell>
          <table:table-cell office:value-type="float" office:value="51.77741241" calcext:value-type="float">
            <text:p>51,77741241</text:p>
          </table:table-cell>
          <table:table-cell office:value-type="float" office:value="0.00000000000001279015854" calcext:value-type="float">
            <text:p>1,28E-014</text:p>
          </table:table-cell>
          <table:table-cell office:value-type="float" office:value="1.67113328" calcext:value-type="float">
            <text:p>1,6711332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23" calcext:value-type="float">
            <text:p>33523</text:p>
          </table:table-cell>
          <table:table-cell office:value-type="float" office:value="52.65884781" calcext:value-type="float">
            <text:p>52,65884781</text:p>
          </table:table-cell>
          <table:table-cell office:value-type="float" office:value="0.00000000000005464965774" calcext:value-type="float">
            <text:p>5,46E-014</text:p>
          </table:table-cell>
          <table:table-cell office:value-type="float" office:value="1.672765017" calcext:value-type="float">
            <text:p>1,672765017</text:p>
          </table:table-cell>
          <table:table-cell table:style-name="ce3" table:formula="of:=([.E11]-[.E10])/[.E10]" office:value-type="float" office:value="0.000976425411143794" calcext:value-type="float">
            <text:p>0,00097642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29" calcext:value-type="float">
            <text:p>33729</text:p>
          </table:table-cell>
          <table:table-cell office:value-type="float" office:value="52.67032623" calcext:value-type="float">
            <text:p>52,67032623</text:p>
          </table:table-cell>
          <table:table-cell office:value-type="float" office:value="0.000000000000692254034" calcext:value-type="float">
            <text:p>6,92E-013</text:p>
          </table:table-cell>
          <table:table-cell office:value-type="float" office:value="1.512009621" calcext:value-type="float">
            <text:p>1,51200962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29" calcext:value-type="float">
            <text:p>33729</text:p>
          </table:table-cell>
          <table:table-cell office:value-type="float" office:value="53.29142761" calcext:value-type="float">
            <text:p>53,29142761</text:p>
          </table:table-cell>
          <table:table-cell office:value-type="float" office:value="0.000000000001067857066" calcext:value-type="float">
            <text:p>1,07E-012</text:p>
          </table:table-cell>
          <table:table-cell office:value-type="float" office:value="1.514173985" calcext:value-type="float">
            <text:p>1,514173985</text:p>
          </table:table-cell>
          <table:table-cell table:formula="of:=([.E13]-[.E12])/[.E12]" office:value-type="float" office:value="0.00143144856351412" calcext:value-type="float">
            <text:p>0,00143144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948" calcext:value-type="float">
            <text:p>33948</text:p>
          </table:table-cell>
          <table:table-cell office:value-type="float" office:value="53.25605392" calcext:value-type="float">
            <text:p>53,25605392</text:p>
          </table:table-cell>
          <table:table-cell office:value-type="float" office:value="0.00000000003648635907" calcext:value-type="float">
            <text:p>3,65E-011</text:p>
          </table:table-cell>
          <table:table-cell office:value-type="float" office:value="1.383005738" calcext:value-type="float">
            <text:p>1,38300573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948" calcext:value-type="float">
            <text:p>33948</text:p>
          </table:table-cell>
          <table:table-cell office:value-type="float" office:value="53.47127151" calcext:value-type="float">
            <text:p>53,47127151</text:p>
          </table:table-cell>
          <table:table-cell office:value-type="float" office:value="0.000000000004283985926" calcext:value-type="float">
            <text:p>4,28E-012</text:p>
          </table:table-cell>
          <table:table-cell office:value-type="float" office:value="1.384493113" calcext:value-type="float">
            <text:p>1,384493113</text:p>
          </table:table-cell>
          <table:table-cell table:formula="of:=([.E15]-[.E14])/[.E14]" office:value-type="float" office:value="0.00107546553071493" calcext:value-type="float">
            <text:p>0,00107546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71" calcext:value-type="float">
            <text:p>34171</text:p>
          </table:table-cell>
          <table:table-cell office:value-type="float" office:value="53.33942032" calcext:value-type="float">
            <text:p>53,33942032</text:p>
          </table:table-cell>
          <table:table-cell office:value-type="float" office:value="0.00000000003804338788" calcext:value-type="float">
            <text:p>3,80E-011</text:p>
          </table:table-cell>
          <table:table-cell office:value-type="float" office:value="1.277259469" calcext:value-type="float">
            <text:p>1,27725946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71" calcext:value-type="float">
            <text:p>34171</text:p>
          </table:table-cell>
          <table:table-cell office:value-type="float" office:value="53.29292297" calcext:value-type="float">
            <text:p>53,29292297</text:p>
          </table:table-cell>
          <table:table-cell office:value-type="float" office:value="0.0000000000528286373" calcext:value-type="float">
            <text:p>5,28E-011</text:p>
          </table:table-cell>
          <table:table-cell office:value-type="float" office:value="1.277950883" calcext:value-type="float">
            <text:p>1,277950883</text:p>
          </table:table-cell>
          <table:table-cell table:formula="of:=([.E17]-[.E16])/[.E16]" office:value-type="float" office:value="0.000541326188437782" calcext:value-type="float">
            <text:p>0,00054132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233" calcext:value-type="float">
            <text:p>34233</text:p>
          </table:table-cell>
          <table:table-cell office:value-type="float" office:value="53.29919815" calcext:value-type="float">
            <text:p>53,29919815</text:p>
          </table:table-cell>
          <table:table-cell office:value-type="float" office:value="0.0000000005952026649" calcext:value-type="float">
            <text:p>5,95E-010</text:p>
          </table:table-cell>
          <table:table-cell office:value-type="float" office:value="1.18990469" calcext:value-type="float">
            <text:p>1,1899046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233" calcext:value-type="float">
            <text:p>34233</text:p>
          </table:table-cell>
          <table:table-cell office:value-type="float" office:value="53.36626434" calcext:value-type="float">
            <text:p>53,36626434</text:p>
          </table:table-cell>
          <table:table-cell office:value-type="float" office:value="0.000000001245092141" calcext:value-type="float">
            <text:p>1,25E-009</text:p>
          </table:table-cell>
          <table:table-cell office:value-type="float" office:value="1.190489769" calcext:value-type="float">
            <text:p>1,190489769</text:p>
          </table:table-cell>
          <table:table-cell table:style-name="ce3" table:formula="of:=([.E19]-[.E18])/[.E18]" office:value-type="float" office:value="0.000491702406854059" calcext:value-type="float">
            <text:p>0,00049170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70" calcext:value-type="float">
            <text:p>34370</text:p>
          </table:table-cell>
          <table:table-cell office:value-type="float" office:value="53.34807968" calcext:value-type="float">
            <text:p>53,34807968</text:p>
          </table:table-cell>
          <table:table-cell office:value-type="float" office:value="0.000000002160389423" calcext:value-type="float">
            <text:p>2,16E-009</text:p>
          </table:table-cell>
          <table:table-cell office:value-type="float" office:value="1.114277363" calcext:value-type="float">
            <text:p>1,11427736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70" calcext:value-type="float">
            <text:p>34370</text:p>
          </table:table-cell>
          <table:table-cell office:value-type="float" office:value="53.56380463" calcext:value-type="float">
            <text:p>53,56380463</text:p>
          </table:table-cell>
          <table:table-cell office:value-type="float" office:value="0.000000003919824021" calcext:value-type="float">
            <text:p>3,92E-009</text:p>
          </table:table-cell>
          <table:table-cell office:value-type="float" office:value="1.115246296" calcext:value-type="float">
            <text:p>1,115246296</text:p>
          </table:table-cell>
          <table:table-cell table:style-name="ce3" table:formula="of:=([.E21]-[.E20])/[.E20]" office:value-type="float" office:value="0.000869561773552789" calcext:value-type="float">
            <text:p>0,00086956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521" calcext:value-type="float">
            <text:p>34521</text:p>
          </table:table-cell>
          <table:table-cell office:value-type="float" office:value="53.56454086" calcext:value-type="float">
            <text:p>53,56454086</text:p>
          </table:table-cell>
          <table:table-cell office:value-type="float" office:value="0.000000002098472063" calcext:value-type="float">
            <text:p>2,10E-009</text:p>
          </table:table-cell>
          <table:table-cell office:value-type="float" office:value="1.044963598" calcext:value-type="float">
            <text:p>1,04496359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89507855635214" calcext:value-type="float">
            <text:p>0,0018950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4:55.116194641</dc:date>
    <meta:document-statistic meta:table-count="1" meta:cell-count="121" meta:object-count="0"/>
    <meta:generator>LibreOffice/4.1.4.2$Linux_X86_64 LibreOffice_project/410m0$Build-2</meta:generator>
  </office:meta>
</office:document-meta>
</file>